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left="36.00pt" fo:text-indent="0.00pt" fo:margin-bottom="8.00pt"/>
    </style:style>
    <text:list-style style:name="L8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  <text:list-style style:name="L10">
      <text:list-level-style-bullet text:level="1" text:bullet-char="•">
        <style:list-level-properties text:space-before="162.00pt" text:min-label-width="18.00pt"/>
        <style:text-properties fo:font-family="Symbol"/>
      </text:list-level-style-bullet>
    </text:list-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R.U.R </text:span></text:p>
      <text:p text:style-name="P2"><text:span text:style-name="T1">Autor</text:span><text:span text:style-name="T2"><text:s/>: Karel<text:s/></text:span><text:span text:style-name="T3">Čapek </text:span></text:p>
      <text:p text:style-name="P2"><text:span text:style-name="T4">Téma :<text:s/></text:span><text:span text:style-name="T5">Negativní vliv techniky na lidstvo. Cit jako výsadn</text:span><text:span text:style-name="T6">ě lidsk</text:span><text:span text:style-name="T7">á vlastnost.</text:span></text:p>
      <text:p text:style-name="P2"><text:span text:style-name="T8">Motiv</text:span><text:span text:style-name="T9"><text:s/>: lidská práce,smysl<text:s/></text:span><text:span text:style-name="T10">života, katastrofa</text:span></text:p>
      <text:p text:style-name="P2"><text:span text:style-name="T11">Časoprostor :<text:s/></text:span><text:span text:style-name="T12">Vymyšlen</text:span><text:span text:style-name="T13">á budova továrny, Rossum</text:span><text:span text:style-name="T14">ův ostrov, doba děje nen</text:span><text:span text:style-name="T15">í známá</text:span></text:p>
      <text:p text:style-name="P2"><text:span text:style-name="T16">Kompozice :<text:s/></text:span><text:span text:style-name="T17">Chronologický d</text:span><text:span text:style-name="T18">ěj, předehra a tři dějstv</text:span><text:span text:style-name="T19">í</text:span></text:p>
      <text:p text:style-name="P2"><text:span text:style-name="T20">Druh :<text:s/></text:span><text:span text:style-name="T21">Drama</text:span></text:p>
      <text:p text:style-name="P2"><text:span text:style-name="T22">Ž</text:span><text:span text:style-name="T23">ánr :<text:s/></text:span><text:span text:style-name="T24">Tragedie</text:span></text:p>
      <text:p text:style-name="P2"><text:span text:style-name="T25">Forma :<text:s/></text:span><text:span text:style-name="T26">Próza</text:span></text:p>
      <text:p text:style-name="P2"><text:span text:style-name="T27">Vyprav</text:span><text:span text:style-name="T28">ěč :<text:s/></text:span><text:span text:style-name="T29">Nen</text:span><text:span text:style-name="T30">í</text:span></text:p>
      <text:p text:style-name="P2"><text:span text:style-name="T31">Postavy : </text:span></text:p>
      <text:list text:style-name="L3">
        <text:list-item>
          <text:p text:style-name="P3"><text:span text:style-name="T32">Harry Domin<text:s/></text:span><text:span text:style-name="T33">–</text:span><text:span text:style-name="T34"><text:s/></text:span><text:span text:style-name="T35">ředitel tov</text:span><text:span text:style-name="T36">árny, hraje si na boha, chce vytvo</text:span><text:span text:style-name="T37">řit roboty, aby ulehčil lidem</text:span></text:p>
        </text:list-item>
        <text:list-item>
          <text:p text:style-name="P3"><text:span text:style-name="T38">Helena Goryová<text:s/></text:span><text:span text:style-name="T39">–</text:span><text:span text:style-name="T40"><text:s/>man</text:span><text:span text:style-name="T41">želka Harryho, kr</text:span><text:span text:style-name="T42">ásná, citlivá, laskavá, zástupkyn</text:span><text:span text:style-name="T43">ě žen, neplodn</text:span><text:span text:style-name="T44">á, a proto zbyte</text:span><text:span text:style-name="T45">čn</text:span><text:span text:style-name="T46">á</text:span></text:p>
        </text:list-item>
        <text:list-item>
          <text:p text:style-name="P3"><text:span text:style-name="T46">Alquist<text:s/></text:span><text:span text:style-name="T47">–</text:span><text:span text:style-name="T48"><text:s/>stavitel robot</text:span><text:span text:style-name="T49">ů</text:span></text:p>
        </text:list-item>
        <text:list-item>
          <text:p text:style-name="P3"><text:span text:style-name="T50">Dr. Gall<text:s/></text:span><text:span text:style-name="T51">–</text:span><text:span text:style-name="T52"><text:s/></text:span><text:span text:style-name="T53">ředitel<text:s/></text:span><text:span text:style-name="T54">ústavu robot</text:span><text:span text:style-name="T55">ů</text:span></text:p>
        </text:list-item>
      </text:list>
      <text:p text:style-name="P4"><text:span text:style-name="T56">Vypráv</text:span><text:span text:style-name="T57">ěc</text:span><text:span text:style-name="T58">í zp</text:span><text:span text:style-name="T59">ůzoby :<text:s/></text:span><text:span text:style-name="T60">Př</text:span><text:span text:style-name="T61">ímá<text:s/></text:span><text:span text:style-name="T62">řeč</text:span></text:p>
      <text:p text:style-name="P4"><text:span text:style-name="T63">Ver</text:span><text:span text:style-name="T64">šov</text:span><text:span text:style-name="T65">á výstavba :<text:s/></text:span><text:span text:style-name="T66">Není</text:span></text:p>
      <text:p text:style-name="P4"><text:span text:style-name="T67">Typy promluv :<text:s/></text:span><text:span text:style-name="T68">Dialog</text:span></text:p>
      <text:p text:style-name="P4"><text:span text:style-name="T69">Kontext Autorovy tvorby : </text:span></text:p>
      <text:p text:style-name="P5"><text:span text:style-name="T70">1. pol. 20. století<text:s/></text:span><text:span text:style-name="T71">–</text:span><text:span text:style-name="T72"><text:s/>mezivále</text:span><text:span text:style-name="T73">čn</text:span><text:span text:style-name="T74">á doba</text:span></text:p>
      <text:p text:style-name="P5"><text:span text:style-name="T74">Karel<text:s/></text:span><text:span text:style-name="T75">Čapek (1890</text:span><text:span text:style-name="T76">–</text:span><text:span text:style-name="T77">1938)</text:span></text:p>
      <text:p text:style-name="P5"><text:span text:style-name="T78">- narodil se 9. ledna 1890 v Malých Svato</text:span><text:span text:style-name="T79">ňovic</text:span><text:span text:style-name="T80">ích</text:span></text:p>
      <text:p text:style-name="P5"><text:span text:style-name="T80">- nejmlad</text:span><text:span text:style-name="T81">š</text:span><text:span text:style-name="T82">í ze t</text:span><text:span text:style-name="T83">ř</text:span><text:span text:style-name="T84">í d</text:span><text:span text:style-name="T85">ět</text:span><text:span text:style-name="T86">í (Josef<text:s/></text:span><text:span text:style-name="T87">–</text:span><text:span text:style-name="T88"><text:s/>malí</text:span><text:span text:style-name="T89">ř, spisovatel; Helena<text:s/></text:span><text:span text:style-name="T90">–</text:span><text:span text:style-name="T91"><text:s/>autorka vzpomínkové knihy Moji milí brat</text:span><text:span text:style-name="T92">ři)</text:span></text:p>
      <text:p text:style-name="P5"><text:span text:style-name="T93">-<text:s/></text:span><text:span text:style-name="T94">žurnalista, prozaik, dramatik, překladatel, kritik, esejista, cestovatel, psal knihy pro děti</text:span></text:p>
      <text:p text:style-name="P5"><text:span text:style-name="T95">- znal se Masarykem (Hovory s TGM), oficiální autor; mluv</text:span><text:span text:style-name="T96">č</text:span><text:span text:style-name="T97">í Hradu</text:span></text:p>
      <text:p text:style-name="P5"><text:span text:style-name="T97">- studoval gymnázium v Hradci Králové, po odhalení jím organizovaného protirakouského spolku</text:span></text:p>
      <text:p text:style-name="P5"><text:span text:style-name="T97">p</text:span><text:span text:style-name="T98">řešel do Brna =&gt; maturoval v Praze, potom FF UK (studoval<text:s/></text:span><text:span text:style-name="T99">–</text:span><text:span text:style-name="T100"><text:s/>filozofii, estetiku, d</text:span><text:span text:style-name="T101">ějiny v</text:span><text:span text:style-name="T102">ýtvarného</text:span></text:p>
      <text:p text:style-name="P5"><text:span text:style-name="T102">um</text:span><text:span text:style-name="T103">ěn</text:span><text:span text:style-name="T104">í, germanistiku, anglistiku a bohemistiku)</text:span></text:p>
      <text:p text:style-name="P5"><text:span text:style-name="T104">- po<text:s/></text:span><text:span text:style-name="T105">škole vychovatel =&gt; knihovn</text:span><text:span text:style-name="T106">ík Národního muzea =&gt; do r. 1938 redaktor Národních list</text:span><text:span text:style-name="T107">ů a</text:span></text:p>
      <text:p text:style-name="P5"><text:span text:style-name="T108">Lidových novin, ve Vinohradském divadle 1921-23 jako dramaturg a re</text:span><text:span text:style-name="T109">žis</text:span><text:span text:style-name="T110">ér</text:span></text:p>
      <text:p text:style-name="P5"><text:span text:style-name="T110">- zvolen prvním p</text:span><text:span text:style-name="T111">ředsedou československ</text:span><text:span text:style-name="T112">ého PEN klubu (celosv</text:span><text:span text:style-name="T113">ětov</text:span><text:span text:style-name="T114">é sdru</text:span><text:span text:style-name="T115">žen</text:span><text:span text:style-name="T116">í spisovatel</text:span><text:span text:style-name="T117">ů)</text:span></text:p>
      <text:p text:style-name="P5"><text:span text:style-name="T118">- v r. 1935 se o</text:span><text:span text:style-name="T119">ženil se spisovatelkou a herečkou Olgou Scheinpflugovou</text:span></text:p>
      <text:p text:style-name="P5"><text:span text:style-name="T120">- po abdikaci E. Bene</text:span><text:span text:style-name="T121">še v roce 1938 se stal posledn</text:span><text:span text:style-name="T122">ím symbolem první republiky</text:span></text:p>
      <text:p text:style-name="P5"><text:span text:style-name="T122">- zem</text:span><text:span text:style-name="T123">řel p</text:span><text:span text:style-name="T124">ár m</text:span><text:span text:style-name="T125">ěs</text:span><text:span text:style-name="T126">íc</text:span><text:span text:style-name="T127">ů před pl</text:span><text:span text:style-name="T128">ánovaným zat</text:span><text:span text:style-name="T129">čen</text:span><text:span text:style-name="T130">ím gestapem 25. 12. 1938</text:span></text:p>
      <text:p text:style-name="P5"><text:span text:style-name="T130">-<text:s/></text:span><text:span text:style-name="T131">Čapek byl velice dobr</text:span><text:span text:style-name="T132">ým amatérským fotografem</text:span></text:p>
      <text:p text:style-name="P5"><text:span text:style-name="T132">- pat</text:span><text:span text:style-name="T133">řil mezi předn</text:span><text:span text:style-name="T134">í sb</text:span><text:span text:style-name="T135">ěratele etnick</text:span><text:span text:style-name="T136">é hudby (dnes v majetku Náprstkova muzea)</text:span></text:p>
      <text:p text:style-name="P5"><text:span text:style-name="T136">-<text:s/></text:span><text:span text:style-name="T137">často cestoval, r</text:span><text:span text:style-name="T138">ád zahrani</text:span><text:span text:style-name="T139">čil, měl r</text:span><text:span text:style-name="T140">ád zví</text:span><text:span text:style-name="T141">řata, sb</text:span><text:span text:style-name="T142">íral LP desky </text:span></text:p>
      <text:p text:style-name="P6"><text:span text:style-name="T142"><text:tab/>- p</text:span><text:span text:style-name="T143">ředstavitel humanistick</text:span><text:span text:style-name="T144">é demokratické literatury = demokratický proud</text:span></text:p>
      <text:p text:style-name="P6"><text:span text:style-name="T144"><text:tab/>- mezivále</text:span><text:span text:style-name="T145">čn</text:span><text:span text:style-name="T146">á<text:s/></text:span><text:span text:style-name="T147">česk</text:span><text:span text:style-name="T148">á próza</text:span><text:span text:style-name="T149"><text:s/>demokraticky proud</text:span><text:span text:style-name="T150"/></text:p>
      <text:p text:style-name="P7"><text:span text:style-name="T151"/></text:p>
      <text:p text:style-name="P7"><text:span text:style-name="T152">Autorova Díla : </text:span></text:p>
      <text:list text:style-name="L8">
        <text:list-item>
          <text:p text:style-name="P8"><text:span text:style-name="T153">Krakatit</text:span></text:p>
        </text:list-item>
        <text:list-item>
          <text:p text:style-name="P8"><text:span text:style-name="T153">Válka s mloky</text:span></text:p>
        </text:list-item>
        <text:list-item>
          <text:p text:style-name="P8"><text:span text:style-name="T153">Bílá nemoc</text:span></text:p>
        </text:list-item>
      </text:list>
      <text:p text:style-name="P9"><text:span text:style-name="T154">Literární/ obecn</text:span><text:span text:style-name="T155">ě kulturn</text:span><text:span text:style-name="T156">í kontext : </text:span></text:p>
      <text:p text:style-name="P9"><text:span text:style-name="T157">Demokratick</text:span><text:span text:style-name="T158">ý proud mezivále</text:span><text:span text:style-name="T159">čn</text:span><text:span text:style-name="T160">é<text:s/></text:span><text:span text:style-name="T161">česk</text:span><text:span text:style-name="T162">é prózy</text:span></text:p>
      <text:p text:style-name="P9"><text:span text:style-name="T162">- atmosféra doby: - 1. sv</text:span><text:span text:style-name="T163">ětov</text:span><text:span text:style-name="T164">á válka</text:span></text:p>
      <text:p text:style-name="P9"><text:span text:style-name="T164">- velká<text:s/></text:span><text:span text:style-name="T165">ř</text:span><text:span text:style-name="T166">íjnová socialistická revoluce v Rusku</text:span></text:p>
      <text:p text:style-name="P9"><text:span text:style-name="T166">- rozpad R-U</text:span></text:p>
      <text:p text:style-name="P9"><text:span text:style-name="T166">- zalo</text:span><text:span text:style-name="T167">žen</text:span><text:span text:style-name="T168">í<text:s/></text:span><text:span text:style-name="T169">ČSR</text:span></text:p>
      <text:p text:style-name="P9"><text:span text:style-name="T169">- světov</text:span><text:span text:style-name="T170">á hospodá</text:span><text:span text:style-name="T171">řsk</text:span><text:span text:style-name="T172">á krize</text:span></text:p>
      <text:p text:style-name="P9"><text:span text:style-name="T172">- nástup fa</text:span><text:span text:style-name="T173">šismu</text:span></text:p>
      <text:p text:style-name="P9"><text:span text:style-name="T173">- 2. světov</text:span><text:span text:style-name="T174">á válka</text:span></text:p>
      <text:p text:style-name="P9"><text:span text:style-name="T174">- auto</text:span><text:span text:style-name="T175">ři demokratick</text:span><text:span text:style-name="T176">ého proudu byli tzv. pragmatisté</text:span></text:p>
      <text:p text:style-name="P9"><text:span text:style-name="T176">- pragmatismus = filozofický sm</text:span><text:span text:style-name="T177">ěr 20. stolet</text:span><text:span text:style-name="T178">í v USA, kriteriem pravdy je u</text:span><text:span text:style-name="T179">žitečnost a skutečnost, zkušenosti</text:span></text:p>
      <text:p text:style-name="P9"><text:span text:style-name="T179">- všichni autoři přisp</text:span><text:span text:style-name="T180">ívali do Lidových novin, kde se shroma</text:span><text:span text:style-name="T181">žďovala demokratick</text:span><text:span text:style-name="T182">á inteligence</text:span></text:p>
      <text:p text:style-name="P9"><text:span text:style-name="T182">- p</text:span><text:span text:style-name="T183">ředstavitel</text:span><text:span text:style-name="T184">é demokratického proudu: Karel Polá</text:span><text:span text:style-name="T185">ček, Eduard Bass, Karel Čapek</text:span></text:p>
      <text:p text:style-name="P9"><text:span text:style-name="T185">Karel Pol</text:span><text:span text:style-name="T186">á</text:span><text:span text:style-name="T187">ček</text:span></text:p>
      <text:p text:style-name="P9"><text:span text:style-name="T187">- prozaik (kritik a humorista), novin</text:span><text:span text:style-name="T188">á</text:span><text:span text:style-name="T189">ř (Lidov</text:span><text:span text:style-name="T190">é noviny)</text:span></text:p>
      <text:p text:style-name="P9"><text:span text:style-name="T190">- zájem o malé m</text:span><text:span text:style-name="T191">ěsto a život česk</text:span><text:span text:style-name="T192">ých<text:s/></text:span><text:span text:style-name="T193">Židů</text:span></text:p>
      <text:p text:style-name="P9"><text:span text:style-name="T193">- za okupace zahynul v koncentračn</text:span><text:span text:style-name="T194">ím tábo</text:span><text:span text:style-name="T195">ře Osvětim</text:span></text:p>
      <text:p text:style-name="P9"><text:span text:style-name="T195">- uměn</text:span><text:span text:style-name="T196">í zobrazit typ malého<text:s/></text:span><text:span text:style-name="T197">česk</text:span><text:span text:style-name="T198">ého tyrana</text:span></text:p>
      <text:p text:style-name="P9"><text:span text:style-name="T198">- p</text:span><text:span text:style-name="T199">řesně odpozorovan</text:span><text:span text:style-name="T200">é detaily chování, psychologie i jazyka malom</text:span><text:span text:style-name="T201">ěšť</text:span><text:span text:style-name="T202">ák</text:span><text:span text:style-name="T203">ů</text:span></text:p>
      <text:p text:style-name="P9"><text:span text:style-name="T203">- jazykov</text:span><text:span text:style-name="T204">á, situa</text:span><text:span text:style-name="T205">čn</text:span><text:span text:style-name="T206">í a charakterová komika p</text:span><text:span text:style-name="T207">řech</text:span><text:span text:style-name="T208">ází z humorné polohy v satiru -&gt; kritika malom</text:span><text:span text:style-name="T209">ěšť</text:span><text:span text:style-name="T210">áctví</text:span></text:p>
      <text:p text:style-name="P9"><text:span text:style-name="T210">- román Mu</text:span><text:span text:style-name="T211">ži v ofsajdu<text:s/></text:span><text:span text:style-name="T212">– o osudech otce a syna – stoupenci<text:s/></text:span><text:span text:style-name="T213">žižkovsk</text:span><text:span text:style-name="T214">é Viktorky a majitele obchodu, p</text:span><text:span text:style-name="T215">ř</text:span><text:span text:style-name="T216">ívr</text:span><text:span text:style-name="T217">žence</text:span></text:p>
      <text:p text:style-name="P9"><text:span text:style-name="T218"/></text:p>
      <text:p text:style-name="P9"><text:span text:style-name="T219">Dal</text:span><text:span text:style-name="T220">š</text:span><text:span text:style-name="T221">í auto</text:span><text:span text:style-name="T222">ři tohoto obdob</text:span><text:span text:style-name="T223">í :</text:span></text:p>
      <text:list text:style-name="L10">
        <text:list-item>
          <text:p text:style-name="P10"><text:span text:style-name="T224">Josef<text:s/></text:span><text:span text:style-name="T225">Čapek<text:s/></text:span><text:span text:style-name="T226">–</text:span><text:span text:style-name="T227"><text:s/>Báse</text:span><text:span text:style-name="T228">ň z koncentračn</text:span><text:span text:style-name="T229">ího tábora</text:span></text:p>
        </text:list-item>
        <text:list-item>
          <text:p text:style-name="P10"><text:span text:style-name="T229">Karel Polá</text:span><text:span text:style-name="T230">ček<text:s/></text:span><text:span text:style-name="T231">–</text:span><text:span text:style-name="T232"><text:s/>Bylo nás p</text:span><text:span text:style-name="T233">ět</text:span></text:p>
        </text:list-item>
        <text:list-item>
          <text:p text:style-name="P10"><text:span text:style-name="T234">Jan Werich a Ji</text:span><text:span text:style-name="T235">ř</text:span><text:span text:style-name="T236">í Voskovec<text:s/></text:span><text:span text:style-name="T237">–</text:span><text:span text:style-name="T238"><text:s/>Caesar</text:span></text:p>
        </text:list-item>
        <text:list-item>
          <text:p text:style-name="P10"><text:span text:style-name="T239">Eduard Baas<text:s/></text:span><text:span text:style-name="T240">–</text:span><text:span text:style-name="T241"><text:s/>Klapzubova jedenáctka</text:span></text:p>
        </text:list-item>
      </text:list>
      <text:p text:style-name="P11"><text:span text:style-name="T242">D</text:span><text:span text:style-name="T243">ěj</text:span><text:span text:style-name="T244"><text:s/>: </text:span></text:p>
      <text:p text:style-name="P12"><text:span text:style-name="T245">Helena se p</text:span><text:span text:style-name="T246">řijede pod</text:span><text:span text:style-name="T247">ívat na závod robot</text:span><text:span text:style-name="T248">ů. Roboti jsou nerozeznateln</text:span><text:span text:style-name="T249">í od lidí, nemají city a lidské funkce. Helena si myslí,<text:s/></text:span><text:span text:style-name="T250">že roboti jsou lid</text:span><text:span text:style-name="T251">é, lidé naopak roboti. Helena nakonec v továrn</text:span><text:span text:style-name="T252">ě zůstane a vezme si Domina za muže.</text:span></text:p>
      <text:p text:style-name="P12"><text:span text:style-name="T253">D</text:span><text:span text:style-name="T254">ěj se přesouv</text:span><text:span text:style-name="T255">á o deset let pozd</text:span><text:span text:style-name="T256">ěji. V t</text:span><text:span text:style-name="T257">éto dob</text:span><text:span text:style-name="T258">ě už se použ</text:span><text:span text:style-name="T259">ívají roboti jako vojáci ve válce. Helenu trápí,<text:s/></text:span><text:span text:style-name="T260">že roboti nemaj</text:span><text:span text:style-name="T261">í<text:s/></text:span><text:span text:style-name="T262">ž</text:span><text:span text:style-name="T263">ádné emoce, a proto p</text:span><text:span text:style-name="T264">řemluv</text:span><text:span text:style-name="T265">í dr. Galla, aby takové stvo</text:span><text:span text:style-name="T266">řil. Nast</text:span><text:span text:style-name="T267">ává celosv</text:span><text:span text:style-name="T268">ětov</text:span><text:span text:style-name="T269">ý zmatek. Lidem se p</text:span><text:span text:style-name="T270">řest</text:span><text:span text:style-name="T271">ávají rodit d</text:span><text:span text:style-name="T272">ěti, roboti přeb</text:span><text:span text:style-name="T273">írají moc a bojují s lidmi. Helena si uv</text:span><text:span text:style-name="T274">ědom</text:span><text:span text:style-name="T275">í, co se stalo a spálí plány na jejich výrobu. Nicmén</text:span><text:span text:style-name="T276">ě už je př</text:span><text:span text:style-name="T277">íli</text:span><text:span text:style-name="T278">š pozdě, protože roboti již přich</text:span><text:span text:style-name="T279">ází na ostrov a zabíjí v</text:span><text:span text:style-name="T280">šechny kromě Alquista, kter</text:span><text:span text:style-name="T281">ý pracuje jako robot. Nakonec si roboti uv</text:span><text:span text:style-name="T282">ědom</text:span><text:span text:style-name="T283">í,<text:s/></text:span><text:span text:style-name="T284">že bez pl</text:span><text:span text:style-name="T285">ánu na výrobu do dvaceti let vyhynou. Prosí tedy Alquista, aby na</text:span><text:span text:style-name="T286">šel pl</text:span><text:span text:style-name="T287">ány na výrobu. To se mu nepoda</text:span><text:span text:style-name="T288">ř</text:span><text:span text:style-name="T289">í, najde jen dva roboty Helenu a Prima, kte</text:span><text:span text:style-name="T290">ř</text:span><text:span text:style-name="T291">í mají emoce a jsou jiní ne</text:span><text:span text:style-name="T292">ž ostatn</text:span><text:span text:style-name="T293">í. Je to nový za</text:span><text:span text:style-name="T294">č</text:span><text:span text:style-name="T295">átek?</text:span><text:span text:style-name="T296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